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 Sans" svg:font-family="'Open Sans', sans-serif"/>
    <style:font-face style:name="OpenSymbol" svg:font-family="OpenSymbol"/>
    <style:font-face style:name="monospace" svg:font-family="monospace"/>
    <style:font-face style:name="monospspce" svg:font-family="monospsp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2_._20_Level_20_Indent-first_20_line_20_-_3e_">
      <style:text-properties style:use-window-font-color="true" style:font-name="Ubuntu1" fo:font-size="10pt" fo:font-weight="normal" officeooo:rsid="040b9052" officeooo:paragraph-rsid="048e4bf4" fo:background-color="transparent" style:font-size-asian="10pt" style:font-weight-asian="normal" style:font-size-complex="10pt" style:font-weight-complex="normal" loext:shadow="none"/>
    </style:style>
    <style:style style:name="P2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transparent" style:shadow="none">
        <style:tab-stops/>
      </style:paragraph-properties>
      <style:text-properties officeooo:rsid="041e8788" officeooo:paragraph-rsid="041e8788"/>
    </style:style>
    <style:style style:name="P3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transparent" style:shadow="none">
        <style:tab-stops/>
      </style:paragraph-properties>
      <style:text-properties officeooo:rsid="041e8788" officeooo:paragraph-rsid="041f1fe0"/>
    </style:style>
    <style:style style:name="P4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transparent" style:shadow="none">
        <style:tab-stops/>
      </style:paragraph-properties>
      <style:text-properties officeooo:rsid="041e8788" officeooo:paragraph-rsid="0464428b"/>
    </style:style>
    <style:style style:name="P5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transparent" style:shadow="none">
        <style:tab-stops/>
      </style:paragraph-properties>
      <style:text-properties officeooo:rsid="041e8788" officeooo:paragraph-rsid="0464e87d"/>
    </style:style>
    <style:style style:name="P6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variant="normal" fo:text-transform="none" fo:color="#0000ff" style:font-name="Ubuntu" fo:font-size="9pt" fo:letter-spacing="normal" fo:font-style="normal" fo:font-weight="normal" officeooo:rsid="048a3add" officeooo:paragraph-rsid="04816611" fo:background-color="transparent" style:font-size-asian="9pt" style:font-weight-asian="normal" style:font-size-complex="9pt" style:font-weight-complex="normal"/>
    </style:style>
    <style:style style:name="P7" style:family="paragraph" style:parent-style-name="Console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#eeeeee" style:shadow="none">
        <style:tab-stops/>
      </style:paragraph-properties>
      <style:text-properties fo:font-size="10pt" officeooo:rsid="04206fd1" officeooo:paragraph-rsid="04206fd1" style:font-size-asian="10pt" style:font-size-complex="10pt"/>
    </style:style>
    <style:style style:name="P8" style:family="paragraph" style:parent-style-name="Console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#eeeeee" style:shadow="none">
        <style:tab-stops/>
      </style:paragraph-properties>
      <style:text-properties fo:font-size="10pt" officeooo:rsid="04206fd1" officeooo:paragraph-rsid="0424a523" style:font-size-asian="10pt" style:font-size-complex="10pt"/>
    </style:style>
    <style:style style:name="P9" style:family="paragraph" style:parent-style-name="Console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#eeeeee" style:shadow="none">
        <style:tab-stops/>
      </style:paragraph-properties>
      <style:text-properties fo:font-size="10pt" officeooo:rsid="04206fd1" officeooo:paragraph-rsid="0424a523" style:font-size-asian="10pt" style:font-size-complex="10pt"/>
    </style:style>
    <style:style style:name="P10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shadow="none">
        <style:tab-stops/>
      </style:paragraph-properties>
      <style:text-properties fo:font-size="10pt" officeooo:rsid="041e8788" officeooo:paragraph-rsid="041f1fe0" style:font-size-asian="10pt" style:font-size-complex="10pt"/>
    </style:style>
    <style:style style:name="P11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shadow="none">
        <style:tab-stops/>
      </style:paragraph-properties>
      <style:text-properties fo:font-size="10pt" officeooo:rsid="041e8788" officeooo:paragraph-rsid="048013fc" style:font-size-asian="10pt" style:font-size-complex="10pt"/>
    </style:style>
    <style:style style:name="P12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1e8788" officeooo:paragraph-rsid="048e2631" style:font-size-asian="10pt" style:font-size-complex="10pt"/>
    </style:style>
    <style:style style:name="P13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shadow="none">
        <style:tab-stops/>
      </style:paragraph-properties>
      <style:text-properties fo:font-size="10pt" officeooo:rsid="041e90f6" officeooo:paragraph-rsid="041e90f6" style:font-size-asian="10pt" style:font-size-complex="10pt"/>
    </style:style>
    <style:style style:name="P14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shadow="none">
        <style:tab-stops/>
      </style:paragraph-properties>
      <style:text-properties fo:font-size="10pt" officeooo:rsid="041e90f6" officeooo:paragraph-rsid="048e2631" style:font-size-asian="10pt" style:font-size-complex="10pt"/>
    </style:style>
    <style:style style:name="P15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2673f0" officeooo:paragraph-rsid="048e2631" style:font-size-asian="10pt" style:font-size-complex="10pt"/>
    </style:style>
    <style:style style:name="P16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  <style:text-properties fo:font-size="10pt" officeooo:rsid="0426fdea" officeooo:paragraph-rsid="0426fdea" style:font-size-asian="10pt" style:font-size-complex="10pt"/>
    </style:style>
    <style:style style:name="P17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  <style:text-properties fo:font-size="10pt" officeooo:rsid="0426fdea" officeooo:paragraph-rsid="0428d87c" style:font-size-asian="10pt" style:font-size-complex="10pt"/>
    </style:style>
    <style:style style:name="P18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</style:paragraph-properties>
      <style:text-properties fo:font-size="10pt" officeooo:rsid="0426fdea" officeooo:paragraph-rsid="04833197" style:font-size-asian="10pt" style:font-size-complex="10pt"/>
    </style:style>
    <style:style style:name="P19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26fdea" officeooo:paragraph-rsid="048e2631" style:font-size-asian="10pt" style:font-size-complex="10pt"/>
    </style:style>
    <style:style style:name="P20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28d87c" officeooo:paragraph-rsid="048e2631" style:font-size-asian="10pt" style:font-size-complex="10pt"/>
    </style:style>
    <style:style style:name="P21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28d87c" officeooo:paragraph-rsid="04bbdd71" style:font-size-asian="10pt" style:font-size-complex="10pt"/>
    </style:style>
    <style:style style:name="P22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2a01d1" officeooo:paragraph-rsid="048e2631" style:font-size-asian="10pt" style:font-size-complex="10pt"/>
    </style:style>
    <style:style style:name="P23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6add41" officeooo:paragraph-rsid="0476758e" style:font-size-asian="10pt" style:font-size-complex="10pt"/>
    </style:style>
    <style:style style:name="P24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71a528" officeooo:paragraph-rsid="0471a528" style:font-size-asian="10pt" style:font-size-complex="10pt"/>
    </style:style>
    <style:style style:name="P25" style:family="paragraph" style:parent-style-name="Console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fo:background-color="#eeeeee" style:shadow="none">
        <style:tab-stops/>
      </style:paragraph-properties>
      <style:text-properties fo:font-size="10pt" officeooo:rsid="04780143" officeooo:paragraph-rsid="04780143" style:font-size-asian="10pt" style:font-size-complex="10pt"/>
    </style:style>
    <style:style style:name="P26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816611" officeooo:paragraph-rsid="04816611" style:font-size-asian="10pt" style:font-size-complex="10pt"/>
    </style:style>
    <style:style style:name="P27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8c6f00" officeooo:paragraph-rsid="048c6f00" style:font-size-asian="10pt" style:font-size-complex="10pt"/>
    </style:style>
    <style:style style:name="P28" style:family="paragraph" style:parent-style-name="Console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#eeeeee" style:shadow="none">
        <style:tab-stops/>
      </style:paragraph-properties>
      <style:text-properties fo:font-size="10pt" officeooo:rsid="041f1fe0" officeooo:paragraph-rsid="04206fd1" style:font-size-asian="10pt" style:font-size-complex="10pt"/>
    </style:style>
    <style:style style:name="P29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10pt" officeooo:rsid="0464e87d" officeooo:paragraph-rsid="0464e87d" style:font-size-asian="10pt" style:font-size-complex="10pt"/>
    </style:style>
    <style:style style:name="P30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officeooo:rsid="0464e87d" officeooo:paragraph-rsid="0464e87d"/>
    </style:style>
    <style:style style:name="P31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officeooo:rsid="0464e87d" officeooo:paragraph-rsid="048e2631"/>
    </style:style>
    <style:style style:name="P32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fo:font-size="9pt" officeooo:rsid="04816611" officeooo:paragraph-rsid="04816611" style:font-size-asian="9pt" style:font-size-complex="9pt"/>
    </style:style>
    <style:style style:name="P33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style:font-name="monospspce" fo:font-style="normal" officeooo:rsid="04bd4a7b" officeooo:paragraph-rsid="04bf4233" style:font-style-asian="normal" style:font-style-complex="normal"/>
    </style:style>
    <style:style style:name="P34" style:family="paragraph" style:parent-style-name="Console">
      <loext:graphic-properties draw:fill-image-width="0in" draw:fill-image-height="0in"/>
      <style:paragraph-properties fo:margin-left="0.5618in" fo:margin-right="0in" fo:margin-top="0in" fo:margin-bottom="0in" loext:contextual-spacing="false" fo:text-align="start" style:justify-single-word="false" fo:text-indent="0in" style:auto-text-indent="false" style:shadow="none">
        <style:tab-stops/>
      </style:paragraph-properties>
      <style:text-properties style:font-name="monospspce" officeooo:rsid="04bf4233" officeooo:paragraph-rsid="04bf4233"/>
    </style:style>
    <style:style style:name="P35" style:family="paragraph" style:parent-style-name="Console">
      <loext:graphic-properties draw:fill="non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fo:background-color="transparent" style:shadow="none">
        <style:tab-stops/>
      </style:paragraph-properties>
      <style:text-properties style:use-window-font-color="true" style:font-name="Ubuntu1" fo:font-size="10pt" fo:font-weight="normal" officeooo:rsid="040b9052" officeooo:paragraph-rsid="0464e87d" fo:background-color="transparent" style:font-size-asian="10pt" style:font-weight-asian="normal" style:font-size-complex="10pt" style:font-weight-complex="normal" loext:shadow="none"/>
    </style:style>
    <style:style style:name="P36" style:family="paragraph" style:parent-style-name="Console" style:master-page-name="">
      <loext:graphic-properties draw:fill="solid" draw:fill-color="#eeeeee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fo:background-color="#eeeeee" style:shadow="none">
        <style:tab-stops/>
      </style:paragraph-properties>
      <style:text-properties fo:font-size="10pt" officeooo:rsid="041a9ef5" officeooo:paragraph-rsid="04206fd1" style:font-size-asian="10pt" style:font-size-complex="10pt"/>
    </style:style>
    <style:style style:name="P37" style:family="paragraph" style:parent-style-name="Console" style:master-page-name="">
      <loext:graphic-properties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style:shadow="none">
        <style:tab-stops/>
      </style:paragraph-properties>
      <style:text-properties fo:font-size="10pt" fo:font-weight="bold" officeooo:rsid="041e8788" officeooo:paragraph-rsid="041e8788" style:font-size-asian="10pt" style:font-weight-asian="bold" style:font-size-complex="10pt" style:font-weight-complex="bold"/>
    </style:style>
    <style:style style:name="P38" style:family="paragraph" style:parent-style-name="Console" style:master-page-name="">
      <loext:graphic-properties draw:fill-color="#dddddd" draw:fill-image-width="0in" draw:fill-image-height="0in"/>
      <style:paragraph-properties fo:margin-left="0.5618in" fo:margin-right="0in" fo:margin-top="0in" fo:margin-bottom="0in" loext:contextual-spacing="false" fo:text-align="start" style:justify-single-word="false" fo:keep-together="always" fo:text-indent="0in" style:auto-text-indent="false" style:page-number="auto" style:shadow="none">
        <style:tab-stops/>
      </style:paragraph-properties>
      <style:text-properties fo:font-size="10pt" fo:font-weight="bold" officeooo:rsid="041e8788" officeooo:paragraph-rsid="041f1fe0" style:font-size-asian="10pt" style:font-weight-asian="bold" style:font-size-complex="10pt" style:font-weight-complex="bold"/>
    </style:style>
    <style:style style:name="P39" style:family="paragraph" style:parent-style-name="_31_._20_Level_20_Indent-first_20_line_20_-_3e_">
      <style:text-properties officeooo:rsid="0486a831" officeooo:paragraph-rsid="0486a831"/>
    </style:style>
    <style:style style:name="P40" style:family="paragraph" style:parent-style-name="_31_._20_Level_20_Subtitle">
      <style:text-properties officeooo:rsid="04bd4a7b" officeooo:paragraph-rsid="03e5872e"/>
    </style:style>
    <style:style style:name="P41" style:family="paragraph" style:parent-style-name="Main_20_title" style:master-page-name="Standard">
      <style:paragraph-properties style:page-number="auto"/>
      <style:text-properties officeooo:rsid="03e438e1" officeooo:paragraph-rsid="03e438e1"/>
    </style:style>
    <style:style style:name="P42" style:family="paragraph" style:parent-style-name="_32_._20_Level_20_Subtitle">
      <style:text-properties officeooo:paragraph-rsid="047f67cc"/>
    </style:style>
    <style:style style:name="P43" style:family="paragraph" style:parent-style-name="_32_._20_Level_20_Subtitle">
      <style:text-properties officeooo:rsid="04bd4a7b" officeooo:paragraph-rsid="04bd4a7b"/>
    </style:style>
    <style:style style:name="P44" style:family="paragraph" style:parent-style-name="_33_._20_Level_20_Subtitle">
      <style:text-properties officeooo:rsid="048c1c93" officeooo:paragraph-rsid="048c1c93"/>
    </style:style>
    <style:style style:name="P45" style:family="paragraph" style:parent-style-name="_33_._20_Level_20_Subtitle">
      <style:text-properties officeooo:rsid="04833197" officeooo:paragraph-rsid="04833197"/>
    </style:style>
    <style:style style:name="P46" style:family="paragraph" style:parent-style-name="_33_._20_Level_20_Subtitle">
      <style:text-properties officeooo:rsid="04625993" officeooo:paragraph-rsid="04625993"/>
    </style:style>
    <style:style style:name="P47" style:family="paragraph" style:parent-style-name="_33_._20_Level_20_Subtitle">
      <style:text-properties officeooo:rsid="0464e87d" officeooo:paragraph-rsid="0464e8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734c1b" style:font-weight-asian="bold" style:font-weight-complex="bold"/>
    </style:style>
    <style:style style:name="T3" style:family="text">
      <style:text-properties fo:font-weight="bold" officeooo:rsid="0474b16f" style:font-weight-asian="bold" style:font-weight-complex="bold"/>
    </style:style>
    <style:style style:name="T4" style:family="text">
      <style:text-properties fo:font-weight="bold" officeooo:rsid="0471a528" style:font-weight-asian="bold" style:font-weight-complex="bold"/>
    </style:style>
    <style:style style:name="T5" style:family="text">
      <style:text-properties fo:font-weight="bold" officeooo:rsid="04770730" style:font-weight-asian="bold" style:font-weight-complex="bold"/>
    </style:style>
    <style:style style:name="T6" style:family="text">
      <style:text-properties fo:font-weight="bold" officeooo:rsid="047baf5f" style:font-weight-asian="bold" style:font-weight-complex="bold"/>
    </style:style>
    <style:style style:name="T7" style:family="text">
      <style:text-properties fo:font-weight="bold" officeooo:rsid="0464428b" style:font-weight-asian="bold" style:font-weight-complex="bold"/>
    </style:style>
    <style:style style:name="T8" style:family="text">
      <style:text-properties fo:font-weight="bold" officeooo:rsid="0486d84a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size="9pt" officeooo:rsid="04816611" style:font-size-asian="9pt" style:font-size-complex="9pt"/>
    </style:style>
    <style:style style:name="T11" style:family="text">
      <style:text-properties fo:font-size="9pt" officeooo:rsid="0486d84a" style:font-size-asian="9pt" style:font-size-complex="9pt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color="#ff3333" fo:font-weight="bold" officeooo:rsid="04666551" style:font-weight-asian="bold" style:font-weight-complex="bold"/>
    </style:style>
    <style:style style:name="T14" style:family="text">
      <style:text-properties fo:color="#ff3333" style:font-name="Ubuntu" fo:font-weight="bold" officeooo:rsid="04666551" fo:background-color="transparent" loext:char-shading-value="0" style:font-weight-asian="bold" style:font-weight-complex="bold"/>
    </style:style>
    <style:style style:name="T15" style:family="text">
      <style:text-properties officeooo:rsid="041d20dd"/>
    </style:style>
    <style:style style:name="T16" style:family="text">
      <style:text-properties officeooo:rsid="041f1fe0"/>
    </style:style>
    <style:style style:name="T17" style:family="text">
      <style:text-properties fo:color="#00cc00" style:font-name="Ubuntu" style:text-underline-style="none" fo:font-weight="normal" officeooo:rsid="037c7f22" fo:background-color="transparent" loext:char-shading-value="0" style:font-weight-asian="normal" style:font-weight-complex="normal" loext:shadow="none"/>
    </style:style>
    <style:style style:name="T18" style:family="text">
      <style:text-properties fo:color="#00cc00" style:font-name="Ubuntu" style:text-underline-style="none" fo:font-weight="normal" officeooo:rsid="046a9dfe" fo:background-color="transparent" loext:char-shading-value="0" style:font-weight-asian="normal" style:font-weight-complex="normal" loext:shadow="none"/>
    </style:style>
    <style:style style:name="T19" style:family="text">
      <style:text-properties officeooo:rsid="04297ab7"/>
    </style:style>
    <style:style style:name="T20" style:family="text">
      <style:text-properties fo:font-variant="normal" fo:text-transform="none" fo:color="#0000ff" style:font-name="Ubuntu" fo:font-size="11pt" fo:letter-spacing="normal" fo:font-style="normal" fo:font-weight="bold" officeooo:rsid="069382eb" fo:background-color="transparent" loext:char-shading-value="0" style:font-size-asian="10.5pt" style:font-weight-asian="bold" style:font-size-complex="11pt" style:font-weight-complex="bold"/>
    </style:style>
    <style:style style:name="T21" style:family="text">
      <style:text-properties fo:font-variant="normal" fo:text-transform="none" fo:color="#0000ff" style:font-name="Ubuntu" fo:font-size="11pt" fo:letter-spacing="normal" fo:font-style="normal" fo:font-weight="bold" officeooo:rsid="048a3add" fo:background-color="transparent" loext:char-shading-value="0" style:font-size-asian="10.5pt" style:font-weight-asian="bold" style:font-size-complex="11pt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48013fc" style:font-style-asian="italic" style:font-style-complex="italic"/>
    </style:style>
    <style:style style:name="T24" style:family="text">
      <style:text-properties fo:font-style="italic" officeooo:rsid="04666551" style:font-style-asian="italic" style:font-style-complex="italic"/>
    </style:style>
    <style:style style:name="T25" style:family="text">
      <style:text-properties fo:font-style="italic" officeooo:rsid="04bd4a7b" style:font-style-asian="italic" style:font-style-complex="italic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4625993" style:font-size-asian="10pt" style:font-size-complex="10pt"/>
    </style:style>
    <style:style style:name="T28" style:family="text">
      <style:text-properties fo:font-size="10pt" officeooo:rsid="04666551" style:font-size-asian="10pt" style:font-size-complex="10pt"/>
    </style:style>
    <style:style style:name="T29" style:family="text">
      <style:text-properties fo:font-size="10pt" officeooo:rsid="04bf4233" style:font-size-asian="10pt" style:font-size-complex="10pt"/>
    </style:style>
    <style:style style:name="T30" style:family="text">
      <style:text-properties fo:font-size="10pt" fo:font-style="italic" officeooo:rsid="04666551" style:font-size-asian="10pt" style:font-style-asian="italic" style:font-size-complex="10pt" style:font-style-complex="italic"/>
    </style:style>
    <style:style style:name="T31" style:family="text">
      <style:text-properties fo:font-size="10pt" fo:font-style="italic" officeooo:rsid="048013fc" style:font-size-asian="10pt" style:font-style-asian="italic" style:font-size-complex="10pt" style:font-style-complex="italic"/>
    </style:style>
    <style:style style:name="T32" style:family="text">
      <style:text-properties fo:font-size="10pt" fo:font-style="italic" officeooo:rsid="048e2631" style:font-size-asian="10pt" style:font-style-asian="italic" style:font-size-complex="10pt" style:font-style-complex="italic"/>
    </style:style>
    <style:style style:name="T33" style:family="text">
      <style:text-properties fo:font-size="10pt" fo:font-style="italic" officeooo:rsid="04bf4233" style:font-size-asian="10pt" style:font-style-asian="italic" style:font-size-complex="10pt" style:font-style-complex="italic"/>
    </style:style>
    <style:style style:name="T34" style:family="text">
      <style:text-properties fo:font-size="10pt" fo:font-style="normal" style:font-size-asian="10pt" style:font-style-asian="normal" style:font-size-complex="10pt" style:font-style-complex="normal"/>
    </style:style>
    <style:style style:name="T35" style:family="text">
      <style:text-properties fo:font-size="10pt" fo:font-style="normal" officeooo:rsid="0486ec1d" style:font-size-asian="10pt" style:font-style-asian="normal" style:font-size-complex="10pt" style:font-style-complex="normal"/>
    </style:style>
    <style:style style:name="T36" style:family="text">
      <style:text-properties fo:font-size="10pt" fo:font-style="normal" officeooo:rsid="04bf4233" style:font-size-asian="10pt" style:font-style-asian="normal" style:font-size-complex="10pt" style:font-style-complex="normal"/>
    </style:style>
    <style:style style:name="T37" style:family="text">
      <style:text-properties fo:font-size="10pt" fo:font-style="normal" fo:font-weight="bold" officeooo:rsid="0486ec1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officeooo:rsid="04625993"/>
    </style:style>
    <style:style style:name="T39" style:family="text">
      <style:text-properties officeooo:rsid="0464428b"/>
    </style:style>
    <style:style style:name="T40" style:family="text">
      <style:text-properties officeooo:rsid="04666551"/>
    </style:style>
    <style:style style:name="T41" style:family="text">
      <style:text-properties officeooo:rsid="0471a528"/>
    </style:style>
    <style:style style:name="T42" style:family="text">
      <style:text-properties officeooo:rsid="04734c1b"/>
    </style:style>
    <style:style style:name="T43" style:family="text">
      <style:text-properties officeooo:rsid="0474b16f"/>
    </style:style>
    <style:style style:name="T44" style:family="text">
      <style:text-properties officeooo:rsid="0476758e"/>
    </style:style>
    <style:style style:name="T45" style:family="text">
      <style:text-properties officeooo:rsid="04780143"/>
    </style:style>
    <style:style style:name="T46" style:family="text">
      <style:text-properties officeooo:rsid="0428d87c"/>
    </style:style>
    <style:style style:name="T47" style:family="text">
      <style:text-properties officeooo:rsid="04bd4a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47">Install</text:span> OpenCV</text:p>
      <text:list xml:id="list2500396011" text:style-name="Sajat_20_szamozas">
        <text:list-item>
          <text:h text:style-name="P40" text:outline-level="1">Required libraries</text:h>
        </text:list-item>
      </text:list>
      <text:p text:style-name="P36"><text:span text:style-name="T16">$ </text:span>sudo apt-get update &amp;&amp; sudo apt-get upgrade</text:p>
      <text:p text:style-name="P28">$ sudo apt-get install build-essential \</text:p>
      <text:p text:style-name="P7"><text:s text:c="4"/><text:span text:style-name="T1">cmake</text:span> \</text:p>
      <text:p text:style-name="P7"><text:s text:c="4"/>gfortran \</text:p>
      <text:p text:style-name="P7"><text:s text:c="4"/>git \</text:p>
      <text:p text:style-name="P7"><text:s text:c="4"/>wget \</text:p>
      <text:p text:style-name="P7"><text:s text:c="4"/>curl \</text:p>
      <text:p text:style-name="P7"><text:s text:c="4"/>graphicsmagick \</text:p>
      <text:p text:style-name="P7"><text:s text:c="4"/>libgraphicsmagick1-dev \</text:p>
      <text:p text:style-name="P7"><text:s text:c="4"/>libatlas-dev \</text:p>
      <text:p text:style-name="P7"><text:s text:c="4"/>libavcodec-dev \</text:p>
      <text:p text:style-name="P7"><text:s text:c="4"/>libavformat-dev \</text:p>
      <text:p text:style-name="P8"><text:s text:c="4"/><text:span text:style-name="T1">libboost-all-dev</text:span> \</text:p>
      <text:p text:style-name="P9"><text:s text:c="4"/>libgtk2.0-dev \</text:p>
      <text:p text:style-name="P7"><text:s text:c="4"/>libjpeg-dev \</text:p>
      <text:p text:style-name="P7"><text:s text:c="4"/>liblapack-dev \</text:p>
      <text:p text:style-name="P7"><text:s text:c="4"/>libswscale-dev \</text:p>
      <text:p text:style-name="P7"><text:s text:c="4"/>pkg-config \</text:p>
      <text:p text:style-name="P7"><text:s text:c="4"/>python3-dev \</text:p>
      <text:p text:style-name="P7"><text:s text:c="4"/>python3-numpy \</text:p>
      <text:p text:style-name="P7"><text:s text:c="4"/>python3-pip \</text:p>
      <text:p text:style-name="P7"><text:s text:c="4"/>zip<text:span text:style-name="T45"> \</text:span></text:p>
      <text:p text:style-name="P25"><text:s text:c="4"/>libx11-dev \</text:p>
      <text:p text:style-name="P25"><text:s text:c="4"/>libatlas-base-dev \</text:p>
      <text:p text:style-name="P25"><text:s text:c="4"/>libgtk-3-dev \</text:p>
      <text:p text:style-name="P25"><text:s text:c="4"/>libboost-python-dev \</text:p>
      <text:p text:style-name="P25"><text:s text:c="4"/></text:p>
      <text:p text:style-name="P7">$ sudo apt-get clean</text:p>
      <text:list xml:id="list84714697073587" text:continue-numbering="true" text:style-name="Sajat_20_szamozas">
        <text:list-item>
          <text:h text:style-name="P42" text:outline-level="2">Temprarily enable large swap file size</text:h>
        </text:list-item>
      </text:list>
      <text:p text:style-name="P37">/etc/dphys-swapfile</text:p>
      <text:p text:style-name="P11">CONF_SWAPSIZE=1024<text:tab/><text:span text:style-name="T17"># instead of 100</text:span></text:p>
      <text:p text:style-name="P2"/>
      <text:p text:style-name="P13"><text:span text:style-name="T22">$</text:span> sudo /etc/init.d/dphys-swapfile restart</text:p>
      <text:list xml:id="list84714072938445" text:continue-numbering="true" text:style-name="Sajat_20_szamozas">
        <text:list-item>
          <text:h text:style-name="P43" text:outline-level="2">Make</text:h>
        </text:list-item>
      </text:list>
      <text:p text:style-name="P19"><text:span text:style-name="T24">$</text:span><text:span text:style-name="T15"> </text:span>cd ~</text:p>
      <text:p text:style-name="P15"><text:span text:style-name="T24">$</text:span><text:span text:style-name="T15"> </text:span>git clone https://github.com/Itseez/opencv.git</text:p>
      <text:p text:style-name="P15"><text:span text:style-name="T24">$</text:span><text:span text:style-name="T15"> </text:span>cd opencv</text:p>
      <text:p text:style-name="P15"><text:span text:style-name="T25">$</text:span><text:span text:style-name="T15"> </text:span>git checkout 3.<text:span text:style-name="T19">4</text:span>.<text:span text:style-name="T19">1</text:span></text:p>
      <text:p text:style-name="P19"><text:span text:style-name="T24">$</text:span><text:span text:style-name="T15"> </text:span>cd ~</text:p>
      <text:p text:style-name="P16"/>
      <text:p text:style-name="P20"><text:span text:style-name="T24">$</text:span><text:span text:style-name="T15"> </text:span>git clone https://github.com/Itseez/opencv_contrib.git</text:p>
      <text:p text:style-name="P21"><text:span text:style-name="T24">$</text:span><text:span text:style-name="T15"> </text:span>cd opencv_contrib</text:p>
      <text:p text:style-name="P20"><text:span text:style-name="T24">$</text:span><text:span text:style-name="T15"> </text:span>git checkout 3.<text:span text:style-name="T19">4</text:span>.<text:span text:style-name="T19">1</text:span></text:p>
      <text:p text:style-name="P17"/>
      <text:p text:style-name="P22"><text:span text:style-name="T24">$</text:span><text:span text:style-name="T15"> </text:span>cd ~/opencv</text:p>
      <text:p text:style-name="P22"><text:span text:style-name="T24">$</text:span><text:span text:style-name="T15"> </text:span>mkdir build</text:p>
      <text:p text:style-name="P22"><text:span text:style-name="T24">$</text:span><text:span text:style-name="T15"> </text:span>cd build</text:p>
      <text:list xml:id="list84714045716611" text:continue-numbering="true" text:style-name="Sajat_20_szamozas">
        <text:list-item>
          <text:list>
            <text:list-item>
              <text:h text:style-name="P44" text:outline-level="3"><text:soft-page-break/>Desktop machine</text:h>
            </text:list-item>
          </text:list>
        </text:list-item>
      </text:list>
      <text:p text:style-name="P22"><text:span text:style-name="T24">$</text:span><text:span text:style-name="T15"> cmake -D CMAKE_BUILD_TYPE=RELEASE \</text:span></text:p>
      <text:p text:style-name="P24"><text:s/>-D CMAKE_INSTALL_PREFIX=/usr/local \</text:p>
      <text:p text:style-name="P24"><text:s/>-D OPENCV_EXTRA_MODULES_PATH=<text:span text:style-name="T1">.</text:span><text:span text:style-name="T9">./../opencv_contrib/modules</text:span> \</text:p>
      <text:p text:style-name="P24"><text:s/>-D PYTHON3_LIBRARY=/<text:span text:style-name="T42">usr</text:span>/<text:span text:style-name="T42">local/programs/</text:span><text:span text:style-name="T1">anaconda/envs/python3</text:span><text:span text:style-name="T2">.6</text:span><text:span text:style-name="T1">/lib/libpython3.</text:span><text:span text:style-name="T5">6</text:span><text:span text:style-name="T1">m.</text:span><text:span text:style-name="T6">so</text:span> \</text:p>
      <text:p text:style-name="P24"><text:s/>-D PYTHON3_INCLUDE_DIR=/<text:span text:style-name="T43">usr</text:span>/<text:span text:style-name="T43">local/programs</text:span>/<text:span text:style-name="T1">anaconda/envs/python3</text:span><text:span text:style-name="T3">.6</text:span><text:span text:style-name="T1">/include/python3.</text:span><text:span text:style-name="T5">6</text:span><text:span text:style-name="T1">m/</text:span> \</text:p>
      <text:p text:style-name="P24"><text:s/>-D PYTHON3_EXECUTABLE=/<text:span text:style-name="T43">usr</text:span>/<text:span text:style-name="T43">local/programs</text:span>/<text:span text:style-name="T1">anaconda/envs/python3</text:span><text:span text:style-name="T3">.6</text:span><text:span text:style-name="T1">/bin/python</text:span> \</text:p>
      <text:p text:style-name="P23"><text:span text:style-name="T44"><text:s/></text:span>-D PYTHON_DEFAULT_EXECUTABLE=<text:span text:style-name="T41">/usr/local/programs/</text:span><text:span text:style-name="T4">anaconda/envs/python3</text:span><text:span text:style-name="T3">.6</text:span><text:span text:style-name="T4">/bin/python</text:span><text:span text:style-name="T41"> \</text:span></text:p>
      <text:p text:style-name="P24"><text:s/>-D BUILD_opencv_python2=OFF \</text:p>
      <text:p text:style-name="P24"><text:s/>-D BUILD_opencv_python3=ON \</text:p>
      <text:p text:style-name="P24"><text:s/>-D INSTALL_PYTHON_EXAMPLES=ON \</text:p>
      <text:p text:style-name="P24"><text:s/>-D INSTALL_C_EXAMPLES=OFF \</text:p>
      <text:p text:style-name="P24"><text:s/>-D BUILD_EXAMPLES=ON ..</text:p>
      <text:list xml:id="list84714711328295" text:continue-numbering="true" text:style-name="Sajat_20_szamozas">
        <text:list-item>
          <text:list>
            <text:list-item>
              <text:h text:style-name="P44" text:outline-level="3">Raspberry PI</text:h>
            </text:list-item>
          </text:list>
        </text:list-item>
      </text:list>
      <text:p text:style-name="P22"><text:span text:style-name="T24">$</text:span><text:span text:style-name="T15"> cmake -D CMAKE_BUILD_TYPE=RELEASE \</text:span></text:p>
      <text:p text:style-name="P27"><text:s/>-D CMAKE_INSTALL_PREFIX=/usr/local \</text:p>
      <text:p text:style-name="P27"><text:s/>-D OPENCV_EXTRA_MODULES_PATH=../../opencv_contrib/modules \</text:p>
      <text:p text:style-name="P27"><text:s/>-D PYTHON3_LIBRARY=<text:span text:style-name="T1">/usr/lib/arm-linux-gnueabihf/libpython3.4m.so \</text:span></text:p>
      <text:p text:style-name="P27"><text:s/>-D PYTHON3_INCLUDE_DIR=<text:span text:style-name="T1">/home/pi/Projects/python/face-recognition/env/include/python3.6m \</text:span></text:p>
      <text:p text:style-name="P27"><text:s/>-D PYTHON3_EXECUTABLE=<text:span text:style-name="T1">/home/pi/Projects/python/face-recognition/env/bin/python \</text:span></text:p>
      <text:p text:style-name="P27"><text:s/>-D PYTHON_DEFAULT_EXECUTABLE=<text:span text:style-name="T1">/home/pi/Projects/python/face-recognition/env/bin/python</text:span> \</text:p>
      <text:p text:style-name="P27"><text:s/>-D BUILD_opencv_python2=OFF \</text:p>
      <text:p text:style-name="P27"><text:s/>-D BUILD_opencv_python3=ON \</text:p>
      <text:p text:style-name="P27"><text:s/>-D INSTALL_PYTHON_EXAMPLES=ON \</text:p>
      <text:p text:style-name="P27"><text:s/>-D INSTALL_C_EXAMPLES=OFF \</text:p>
      <text:p text:style-name="P27"><text:s/>-D BUILD_EXAMPLES=ON ..</text:p>
      <text:list xml:id="list84714845133378" text:continue-numbering="true" text:style-name="Sajat_20_szamozas">
        <text:list-item>
          <text:h text:style-name="_33_._20_Level_20_Subtitle" text:outline-level="3">Check the Python section in the output</text:h>
        </text:list-item>
      </text:list>
      <text:p text:style-name="P32">...</text:p>
      <text:p text:style-name="P6">-- <text:s text:c="2"/>Python 3:</text:p>
      <text:p text:style-name="P6">-- <text:s text:c="4"/>Interpreter:<text:tab/><text:tab/>/usr/local/programs/anaconda/envs/python3.6/bin/python (ver 3.6.5)</text:p>
      <text:p text:style-name="P6">-- <text:s text:c="4"/>Libraries:<text:tab/><text:tab/>/usr/local/programs/anaconda/envs/python3.6/lib/libpython3.6m.dylib (ver 3.6.5)</text:p>
      <text:p text:style-name="P6">-- <text:s text:c="4"/>numpy:<text:tab/><text:tab/>/usr/local/programs/anaconda/envs/python3.6/lib/python3.6/site-packages/numpy/core/include (ver 1.14.4)</text:p>
      <text:p text:style-name="P6">-- <text:s text:c="4"/>packages path:<text:tab/>lib/python3.6/site-packages</text:p>
      <text:p text:style-name="P6">-- </text:p>
      <text:p text:style-name="P6">-- <text:s text:c="2"/>Python (for build):<text:tab/>/usr/local/programs/anaconda/envs/python3.6/bin/python</text:p>
      <text:p text:style-name="P6">-- <text:s text:c="4"/>Pylint:<text:tab/><text:tab/>/usr/local/programs/anaconda/bin/pylint (ver: 1.8.2, checks: 116)</text:p>
      <text:p text:style-name="P26">...</text:p>
      <text:p text:style-name="P18"/>
      <text:list xml:id="list84713276119050" text:continue-numbering="true" text:style-name="Sajat_20_szamozas">
        <text:list-item>
          <text:h text:style-name="P45" text:outline-level="3">Build and install</text:h>
        </text:list-item>
      </text:list>
      <text:p text:style-name="P22"><text:span text:style-name="T24">$</text:span><text:span text:style-name="T46"> </text:span><text:span text:style-name="T13">make all -j$(nproc) </text:span><text:span text:style-name="T40"><text:tab/><text:tab/><text:tab/></text:span><text:span text:style-name="T17"># </text:span><text:span text:style-name="T18">use "make" if it does not work</text:span></text:p>
      <text:p text:style-name="P22"><text:span text:style-name="T24">$</text:span><text:span text:style-name="T46"> </text:span><text:span text:style-name="T14">sudo make install</text:span></text:p>
      <text:p text:style-name="P22"><text:span text:style-name="T24">$</text:span><text:span text:style-name="T46"> </text:span><text:span text:style-name="T12">sudo ldconfig</text:span></text:p>
      <text:list xml:id="list84713746320395" text:continue-numbering="true" text:style-name="Sajat_20_szamozas">
        <text:list-item>
          <text:h text:style-name="P46" text:outline-level="3">Check the installed cv2</text:h>
        </text:list-item>
      </text:list>
      <text:p text:style-name="P39">In ideal case you can find the installed package</text:p>
      <text:p text:style-name="P12"><text:span text:style-name="T24">$</text:span><text:span text:style-name="T46"> ls -l </text:span><text:span text:style-name="T10">/usr/local/</text:span><text:span text:style-name="T11">lib/python</text:span><text:span text:style-name="T46">3.6/site-packages/</text:span></text:p>
      <text:p text:style-name="_33_._20_Level_20_Indent-first_20_line_20_-_3e_">In real <text:span text:style-name="T39">the file name is not </text:span><text:span text:style-name="T7">cv2.so</text:span><text:span text:style-name="T39"> but </text:span><text:span text:style-name="T7">cv2.cpython-3</text:span><text:span text:style-name="T8">6</text:span><text:span text:style-name="T7">m-</text:span><text:span text:style-name="T8">x86_64-</text:span><text:span text:style-name="T7">linux-gnu.so</text:span><text:span text:style-name="T39"> or some variant then you should rename.</text:span></text:p>
      <text:p text:style-name="P12"><text:span text:style-name="T24">$</text:span><text:span text:style-name="T38"> sudo mv cv2.cpython-36m-x86_64-linux-gnu.so cv2.so</text:span></text:p>
      <text:p text:style-name="P4"/>
      <text:list xml:id="list84714996145397" text:continue-numbering="true" text:style-name="Sajat_20_szamozas">
        <text:list-item>
          <text:h text:style-name="P47" text:outline-level="3"><text:soft-page-break/>Symlink it to virtualenv</text:h>
        </text:list-item>
      </text:list>
      <text:p text:style-name="P33"><text:span text:style-name="T28">$</text:span><text:span text:style-name="T26"> </text:span><text:span text:style-name="T29">virtualenv --python=python3.6 --system-site-packages env</text:span></text:p>
      <text:p text:style-name="P33"><text:span text:style-name="T28">$</text:span><text:span text:style-name="T26"> </text:span><text:span text:style-name="T29">source env/bin/activate</text:span></text:p>
      <text:p text:style-name="P34"><text:span text:style-name="T36">(</text:span><text:span text:style-name="T34">env) $ </text:span><text:span text:style-name="T35"><text:s/>ln -s </text:span><text:span text:style-name="T37">cv2.so</text:span><text:span text:style-name="T35"> </text:span><text:span text:style-name="T34">./</text:span><text:span text:style-name="T35">env/lib/python3.6/site-packages</text:span><text:span text:style-name="T27"> </text:span></text:p>
      <text:p text:style-name="P5"/>
      <text:list xml:id="list84713639470691" text:continue-numbering="true" text:style-name="Sajat_20_szamozas">
        <text:list-item>
          <text:h text:style-name="_32_._20_Level_20_Subtitle" text:outline-level="2">Revert the swap file size change</text:h>
        </text:list-item>
      </text:list>
      <text:p text:style-name="P38">/etc/dphys-swapfile</text:p>
      <text:p text:style-name="P10">CONF_SWAPSIZE=10<text:span text:style-name="T16">0</text:span></text:p>
      <text:p text:style-name="P3"/>
      <text:p text:style-name="P14"><text:span text:style-name="T24">$</text:span> sudo /etc/init.d/dphys-swapfile restart</text:p>
      <text:p text:style-name="_31_._20_Level_20_Indent-first_20_line_20_-_3e_"/>
      <text:list xml:id="list84713712469579" text:continue-numbering="true" text:style-name="Sajat_20_szamozas">
        <text:list-item>
          <text:h text:style-name="P47" text:outline-level="3">Testing OpenCV</text:h>
        </text:list-item>
      </text:list>
      <text:p text:style-name="P31"><text:span text:style-name="T31">(</text:span><text:span text:style-name="T33">env</text:span><text:span text:style-name="T31">)</text:span><text:span text:style-name="T32"> </text:span><text:span text:style-name="T30">$</text:span><text:span text:style-name="T26"> python</text:span></text:p>
      <text:p text:style-name="P29">&gt;&gt;&gt; import cv2</text:p>
      <text:p text:style-name="P29">&gt;&gt;&gt; cv2.__version__</text:p>
      <text:p text:style-name="P30"><text:span text:style-name="T20">'3.</text:span><text:span text:style-name="T21">4</text:span><text:span text:style-name="T20">.</text:span><text:span text:style-name="T21">1</text:span><text:span text:style-name="T20">'</text:span></text:p>
      <text:p text:style-name="P3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 Sans" svg:font-family="'Open Sans', sans-serif"/>
    <style:font-face style:name="OpenSymbol" svg:font-family="OpenSymbol"/>
    <style:font-face style:name="monospace" svg:font-family="monospace"/>
    <style:font-face style:name="monospspce" svg:font-family="monospspce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eeeeee"/>
      <style:text-properties style:use-window-font-color="true" style:font-name="Ubuntu" fo:font-family="Ubuntu" style:font-style-name="Regular" style:font-pitch="variable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Quotations" style:family="paragraph" style:parent-style-name="Standard" style:class="html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6354in" fo:margin-right="0.6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10-25T08:47:10.561168795</dc:date>
    <meta:editing-duration>P25DT17H38M</meta:editing-duration>
    <meta:editing-cycles>1344</meta:editing-cycles>
    <meta:generator>LibreOffice/6.0.6.2$Linux_X86_64 LibreOffice_project/00m0$Build-2</meta:generator>
    <meta:document-statistic meta:table-count="0" meta:image-count="0" meta:object-count="0" meta:page-count="3" meta:paragraph-count="105" meta:word-count="363" meta:character-count="3497" meta:non-whitespace-character-count="3095"/>
  </office:meta>
</office:document-meta>
</file>